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1pt" officeooo:paragraph-rsid="0022109e" style:font-size-asian="11pt" style:font-size-complex="11pt"/>
    </style:style>
    <style:style style:name="P3" style:family="paragraph" style:parent-style-name="Frame_20_contents">
      <style:text-properties fo:color="#ce181e" style:font-name="Arial" fo:font-size="11pt" officeooo:rsid="002cf8be" officeooo:paragraph-rsid="002cf8be" fo:background-color="#fff200" style:font-size-asian="11pt" style:font-size-complex="11pt"/>
    </style:style>
    <style:style style:name="P4" style:family="paragraph" style:parent-style-name="UrbanTitle">
      <style:text-properties style:font-name="Arial" fo:font-size="14pt" style:font-size-asian="14pt" style:font-size-complex="14pt"/>
    </style:style>
    <style:style style:name="P5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10" style:family="paragraph" style:parent-style-name="UrbanBody">
      <style:paragraph-properties fo:text-align="end" style:justify-single-word="false"/>
      <style:text-properties style:font-name="Arial" fo:font-size="11pt" officeooo:rsid="001dc90b" officeooo:paragraph-rsid="0032056c" style:font-size-asian="11pt" style:font-size-complex="11pt"/>
    </style:style>
    <style:style style:name="P11" style:family="paragraph" style:parent-style-name="UrbanReferences">
      <style:paragraph-properties fo:padding="0cm" fo:border-left="none" fo:border-right="none" fo:border-top="0.26pt solid #000000" fo:border-bottom="none" style:shadow="none"/>
      <style:text-properties style:font-name="Arial" fo:font-size="9pt" style:font-size-asian="9pt" style:font-size-complex="9pt"/>
    </style:style>
    <style:style style:name="P12" style:family="paragraph" style:parent-style-name="UrbanReferences">
      <style:paragraph-properties fo:padding="0cm" fo:border-left="none" fo:border-right="none" fo:border-top="none" fo:border-bottom="0.26pt solid #000000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UrbanTitle2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2109e"/>
    </style:style>
    <style:style style:name="T9" style:family="text">
      <style:text-properties officeooo:rsid="002391da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officeooo:rsid="003491da"/>
    </style:style>
    <style:style style:name="T12" style:family="text">
      <style:text-properties officeooo:rsid="003d667f"/>
    </style:style>
    <style:style style:name="T13" style:family="text">
      <style:text-properties officeooo:rsid="0044b316"/>
    </style:style>
    <style:style style:name="T14" style:family="text">
      <style:text-properties style:use-window-font-color="true" officeooo:rsid="003491da" fo:background-color="transparent" loext:char-shading-value="0"/>
    </style:style>
    <style:style style:name="T15" style:family="text">
      <style:text-properties style:use-window-font-color="true" officeooo:rsid="0044b316" fo:background-color="transparent" loext:char-shading-value="0"/>
    </style:style>
    <style:style style:name="T16" style:family="text">
      <style:text-properties officeooo:rsid="004ab2c5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Cadre2" text:anchor-type="paragraph" svg:x="0cm" svg:y="0cm" svg:width="7.128cm" draw:z-index="1"><draw:text-box fo:min-height="5.586cm"><text:p text:style-name="P1"><office:annotation><dc:creator>Gauthier Bastien</dc:creator><dc:date>2011-01-13T14:56:41</dc:date><text:p text:style-name="P14"><text:span text:style-name="T17">do text</text:span></text:p><text:p text:style-name="P14"><text:span text:style-name="T17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8">PW - </text:span>Département des Permis et Autorisations - Direction de <text:span text:style-name="T10">VILLE</text:span></text:p><text:p text:style-name="P3">ADRESSE</text:p><text:p text:style-name="P13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>Transmis <text:span text:style-name="T8">de compléments à un permis d'environnement</text:span></text:p>
      <text:p text:style-name="P5"/>
      <text:p text:style-name="P7"/>
      <text:p text:style-name="P11"><text:span text:style-name="T4">Nos références :</text:span> <text:span text:style-name="T6"><text:text-input text:description="">self.getReference()</text:text-input></text:span></text:p>
      <text:p text:style-name="P12">Vos références: <text:s/><text:span text:style-name="T6"><text:text-input text:description="">self.getValueForTemplate('referenceDGATLP')</text:text-input></text:span><text:span text:style-name="T7"><text:s/></text:span></text:p>
      <text:p text:style-name="P7"/>
      <text:p text:style-name="P8"><office:annotation><dc:creator>Gauthier Bastien</dc:creator><dc:date>2011-02-16T16:12:24</dc:date><text:p text:style-name="P14"><text:span text:style-name="T19">do text if self.hasMultipleApplicants()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18">do text if self.hasSingleApplicant()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8"/>
      <text:p text:style-name="P8"><text:span text:style-name="T14">Monsieur le</text:span><text:span text:style-name="T11"> Fonctionnaire technique</text:span>,</text:p>
      <text:p text:style-name="P8"/>
      <text:p text:style-name="P9">Conformément au <text:span text:style-name="T12">décret du 11 mars 1999 relatif au permis d'environnement</text:span>, nous vous prions de trouver, sous ce pli, <text:span text:style-name="T9">deux</text:span> exemplaire<text:span text:style-name="T9">s</text:span> de<text:span text:style-name="T16">s compléments à</text:span> la demande introduite le <text:span text:style-name="T5"><text:text-input text:description="Date du récépissé">licence_view.format_date(self.getLastDeposit().getEventDate())</text:text-input></text:span><text:span text:style-name="T5"><text:s/>par </text:span><text:text-input text:description="Demandeurs">self.getApplicantsSignaletic()</text:text-input>, concernant le projet repris sous rubrique<text:span text:style-name="T5">.</text:span></text:p>
      <text:p text:style-name="P8"/>
      <text:p text:style-name="P8">Nous vous en souhaitons bonne réception et nous vous prions d'agréer, <text:span text:style-name="T15">Monsieur le </text:span><text:span text:style-name="T13">Fonctionnaire technique</text:span>, nos salutations distinguées.</text:p>
      <text:p text:style-name="P8"/>
      <text:p text:style-name="P8"><office:annotation><dc:creator>Gauthier Bastien</dc:creator><dc:date>2011-01-13T14:56:41</dc:date><text:p text:style-name="P14"><text:span text:style-name="T17">do text</text:span></text:p><text:p text:style-name="P14"><text:span text:style-name="T1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12:57.949986568</dc:date>
    <dc:language>fr-FR</dc:language>
    <meta:editing-cycles>129</meta:editing-cycles>
    <meta:editing-duration>P1DT9H29M1S</meta:editing-duration>
    <dc:creator>bleybaert</dc:creator>
    <meta:document-statistic meta:table-count="0" meta:image-count="0" meta:object-count="0" meta:page-count="1" meta:paragraph-count="16" meta:word-count="136" meta:character-count="1074" meta:non-whitespace-character-count="976"/>
    <meta:user-defined meta:name="Info 1"/>
    <meta:user-defined meta:name="Info 2"/>
    <meta:user-defined meta:name="Info 3"/>
    <meta:user-defined meta:name="Info 4"/>
  </office:meta>
</office:document-meta>
</file>